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66cc" draw:marker-start-width="0.2cm" draw:marker-end-width="0.2cm" draw:fill="none" draw:fill-color="#0084d1" draw:textarea-horizontal-align="center" draw:textarea-vertical-align="middle" draw:auto-grow-height="true" draw:auto-grow-width="false" fo:min-height="0.568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-color="#660066" draw:textarea-horizontal-align="justify" draw:textarea-vertical-align="middle" draw:auto-grow-height="false" fo:min-height="0cm" fo:min-width="0.112cm"/>
    </style:style>
    <style:style style:name="gr3" style:family="graphic" style:parent-style-name="standard">
      <style:graphic-properties draw:stroke="none" draw:fill-color="#660066" draw:textarea-horizontal-align="justify" draw:textarea-vertical-align="middle" draw:auto-grow-height="false" fo:min-height="0cm" fo:min-width="0.11cm"/>
    </style:style>
    <style:style style:name="gr4" style:family="graphic" style:parent-style-name="standard">
      <style:graphic-properties draw:stroke="solid" svg:stroke-width="0.04cm" svg:stroke-color="#99cc99" draw:marker-start-width="0.207cm" draw:marker-end-width="0.207cm" draw:stroke-linejoin="miter" draw:fill="solid" draw:fill-color="#0cb20f" fo:padding-top="0.095cm" fo:padding-bottom="0.095cm" fo:padding-left="0.22cm" fo:padding-right="0.22cm"/>
    </style:style>
    <style:style style:name="gr5" style:family="graphic" style:parent-style-name="standard">
      <style:graphic-properties draw:stroke="none" svg:stroke-width="0cm" svg:stroke-color="#0066cc" draw:marker-start-width="0.2cm" draw:marker-end-width="0.2cm" draw:fill="none" draw:fill-color="#0084d1" draw:textarea-horizontal-align="center" draw:textarea-vertical-align="middle" draw:auto-grow-height="true" draw:auto-grow-width="false" fo:min-height="0.923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width="0cm" svg:stroke-color="#0066cc" draw:marker-start-width="0.2cm" draw:marker-end-width="0.2cm" draw:fill="none" draw:fill-color="#0084d1" draw:textarea-horizontal-align="center" draw:textarea-vertical-align="middle" draw:auto-grow-height="true" draw:auto-grow-width="false" fo:min-height="0.258cm" fo:min-width="0cm" fo:padding-top="0cm" fo:padding-bottom="0cm" fo:padding-left="0cm" fo:padding-right="0cm"/>
    </style:style>
    <style:style style:name="gr7" style:family="graphic" style:parent-style-name="standard">
      <style:graphic-properties svg:stroke-width="0.035cm" svg:stroke-color="#99cc99" draw:marker-start-width="0.252cm" draw:marker-end-width="0.252cm" draw:fill-color="#0cb20f" draw:textarea-vertical-align="middle" draw:auto-grow-height="false" fo:min-height="0.122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99cc99" draw:marker-start-width="0.252cm" draw:marker-end-width="0.252cm" draw:fill-color="#0cb20f" draw:textarea-vertical-align="middle" draw:auto-grow-height="false" fo:min-height="0.088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84d1"/>
      <style:paragraph-properties fo:text-align="center"/>
      <style:text-properties fo:color="#996699" style:font-name="Tahoma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-color="#660066"/>
      <style:paragraph-properties fo:text-align="center"/>
    </style:style>
    <style:style style:name="P4" style:family="paragraph">
      <loext:graphic-properties draw:fill="solid" draw:fill-color="#0cb20f"/>
    </style:style>
    <style:style style:name="P5" style:family="paragraph">
      <loext:graphic-properties draw:fill="none" draw:fill-color="#0084d1"/>
      <style:paragraph-properties fo:text-align="center"/>
      <style:text-properties fo:color="#996699" style:font-name="Tahoma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4.90000009536743pt" style:font-size-asian="4.90000009536743pt" style:font-size-complex="4.90000009536743pt"/>
    </style:style>
    <style:style style:name="P7" style:family="paragraph">
      <loext:graphic-properties draw:fill="none" draw:fill-color="#0084d1"/>
      <style:paragraph-properties fo:text-align="center"/>
      <style:text-properties fo:color="#996699" style:font-name="Tahoma" fo:font-size="4.90000009536743pt" fo:font-weight="bold" style:font-size-asian="4.90000009536743pt" style:font-weight-asian="bold" style:font-size-complex="4.90000009536743pt" style:font-weight-complex="bold"/>
    </style:style>
    <style:style style:name="P8" style:family="paragraph">
      <loext:graphic-properties draw:fill-color="#0cb20f"/>
      <style:paragraph-properties fo:text-align="center"/>
    </style:style>
    <style:style style:name="T1" style:family="text">
      <style:text-properties fo:color="#996699" style:font-name="Tahoma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996699" style:font-name="Tahoma" fo:font-size="4.90000009536743pt" fo:font-weight="bold" style:font-size-asian="4.90000009536743pt" style:font-weight-asian="bold" style:font-size-complex="4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1cm" svg:height="0.568cm" svg:x="0.021cm" svg:y="0.076cm">
          <draw:text-box>
            <text:p text:style-name="P1"><text:span text:style-name="T1">PESEL</text:span></text:p>
          </draw:text-box>
        </draw:frame>
        <draw:custom-shape draw:style-name="gr2" draw:text-style-name="P3" draw:layer="layout" svg:width="0.612cm" svg:height="0.142cm" svg:x="0.24cm" svg:y="0.9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1cm" svg:height="0.142cm" svg:x="0.24cm" svg:y="0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2cm" svg:height="0.142cm" svg:x="0.24cm" svg:y="1.132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703cm" svg:height="0.633cm" svg:x="0.614cm" svg:y="0.732cm" svg:viewBox="0 0 704 634" draw:points="659,0 258,428 91,239 0,393 240,634 704,207">
          <text:p/>
        </draw:polygon>
      </draw:page>
      <draw:page draw:name="page2" draw:style-name="dp1" draw:master-page-name="Default">
        <draw:frame draw:style-name="gr1" draw:text-style-name="P5" draw:layer="layout" svg:width="1.094cm" svg:height="0.568cm" svg:x="0.021cm" svg:y="0.076cm">
          <draw:text-box>
            <text:p text:style-name="P1"><text:span text:style-name="T1">NIP</text:span></text:p>
          </draw:text-box>
        </draw:frame>
        <draw:custom-shape draw:style-name="gr2" draw:text-style-name="P3" draw:layer="layout" svg:width="0.612cm" svg:height="0.142cm" svg:x="0.24cm" svg:y="0.9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1cm" svg:height="0.142cm" svg:x="0.24cm" svg:y="0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2cm" svg:height="0.142cm" svg:x="0.24cm" svg:y="1.132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703cm" svg:height="0.633cm" svg:x="0.614cm" svg:y="0.732cm" svg:viewBox="0 0 704 634" draw:points="659,0 258,428 91,239 0,393 240,634 704,207">
          <text:p/>
        </draw:polygon>
      </draw:page>
      <draw:page draw:name="page3" draw:style-name="dp1" draw:master-page-name="Default">
        <draw:frame draw:style-name="gr5" draw:text-style-name="P5" draw:layer="layout" svg:width="1.434cm" svg:height="0.923cm" svg:x="0.021cm" svg:y="-0.101cm">
          <draw:text-box>
            <text:p text:style-name="P1"><text:span text:style-name="T1">REGON</text:span></text:p>
          </draw:text-box>
        </draw:frame>
        <draw:custom-shape draw:style-name="gr2" draw:text-style-name="P3" draw:layer="layout" svg:width="0.612cm" svg:height="0.142cm" svg:x="0.24cm" svg:y="0.9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1cm" svg:height="0.142cm" svg:x="0.24cm" svg:y="0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2cm" svg:height="0.142cm" svg:x="0.24cm" svg:y="1.132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703cm" svg:height="0.633cm" svg:x="0.614cm" svg:y="0.732cm" svg:viewBox="0 0 704 634" draw:points="659,0 258,428 91,239 0,393 240,634 704,207">
          <text:p/>
        </draw:polygon>
      </draw:page>
      <draw:page draw:name="page4" draw:style-name="dp1" draw:master-page-name="Default">
        <draw:frame draw:style-name="gr6" draw:text-style-name="P7" draw:layer="layout" svg:width="0.764cm" svg:height="0.258cm" svg:x="0.729cm" svg:y="0.003cm">
          <draw:text-box>
            <text:p text:style-name="P6"><text:span text:style-name="T2">REGON</text:span></text:p>
          </draw:text-box>
        </draw:frame>
        <draw:custom-shape draw:style-name="gr2" draw:text-style-name="P3" draw:layer="layout" svg:width="0.612cm" svg:height="0.142cm" svg:x="0.24cm" svg:y="0.9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1cm" svg:height="0.142cm" svg:x="0.24cm" svg:y="0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12cm" svg:height="0.142cm" svg:x="0.24cm" svg:y="1.132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0.703cm" svg:height="0.633cm" svg:x="0.614cm" svg:y="0.732cm" svg:viewBox="0 0 704 634" draw:points="659,0 258,428 91,239 0,393 240,634 704,207">
          <text:p/>
        </draw:polygon>
        <draw:frame draw:style-name="gr6" draw:text-style-name="P7" draw:layer="layout" svg:width="0.521cm" svg:height="0.258cm" svg:x="-0.067cm" svg:y="0.274cm">
          <draw:text-box>
            <text:p text:style-name="P6"><text:span text:style-name="T2">NIP</text:span></text:p>
          </draw:text-box>
        </draw:frame>
        <draw:frame draw:style-name="gr6" draw:text-style-name="P7" draw:layer="layout" svg:width="0.614cm" svg:height="0.258cm" svg:x="0.879cm" svg:y="0.459cm">
          <draw:text-box>
            <text:p text:style-name="P6"><text:span text:style-name="T2">PESEL</text:span></text:p>
          </draw:text-box>
        </draw:frame>
        <draw:custom-shape draw:style-name="gr7" draw:text-style-name="P8" draw:layer="layout" svg:width="0.427cm" svg:height="0.371cm" svg:x="0.401cm" svg:y="0.13cm">
          <text:p/>
          <draw:enhanced-geometry svg:viewBox="0 0 21600 21600" draw:text-areas="0 0 21600 21600" draw:type="circular-arrow" draw:modifiers="180 -70.0173321967597 6054.848432148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8" draw:layer="layout" svg:width="0.427cm" svg:height="0.371cm" draw:transform="rotate (-2.12057504117311) translate (0.99cm 0.329cm)">
          <text:p/>
          <draw:enhanced-geometry svg:viewBox="0 0 21600 21600" draw:text-areas="0 0 21600 21600" draw:mirror-horizontal="false" draw:mirror-vertical="false" draw:type="circular-arrow" draw:modifiers="180 -70.0173321967597 6054.848432148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8" draw:layer="layout" svg:width="0.427cm" svg:height="0.371cm" draw:transform="rotate (2.11725891559432) translate (0.52cm 0.735cm)">
          <text:p/>
          <draw:enhanced-geometry svg:viewBox="0 0 21600 21600" draw:text-areas="0 0 21600 21600" draw:mirror-horizontal="false" draw:mirror-vertical="false" draw:type="circular-arrow" draw:modifiers="180 -70.0173321967597 6054.848432148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482cm" fo:page-height="1.4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0T16:12:12.410607000</dc:date>
    <meta:editing-duration>P1DT19H15M3S</meta:editing-duration>
    <meta:editing-cycles>9</meta:editing-cycles>
    <meta:generator>LibreOffice/4.4.4.3$MacOSX_X86_64 LibreOffice_project/2c39ebcf046445232b798108aa8a7e7d89552ea8</meta:generator>
    <meta:document-statistic meta:object-count="25"/>
  </office:meta>
</office:document-meta>
</file>